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MOLINDUSTRIAS SAN MIGUEL DE PIURA S.A.C.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</text:p>
          </table:table-cell>
          <table:table-cell table:style-name="Tabla1.E2" office:value-type="string">
            <text:p text:style-name="P8"><text:span text:style-name="T1">Ruc</text:span>:20526567375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PIU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68234506</text:span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YARLEQUE GARCIA, CARLOS EDUARDO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42334468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RIVAS YAMUNAQUE, DIEGO ARMANDO</text:p>
          </table:table-cell>
          <table:covered-table-cell/>
          <table:covered-table-cell/>
          <table:table-cell table:style-name="Tabla1.E3" table:number-columns-spanned="2" office:value-type="string">
            <text:p text:style-name="P7">DNI:43762209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12/11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Smith Neyr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11/11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04 - Trans. Aer. Caja Gallinas Ponedoras</text:p>
          </table:table-cell>
          <table:table-cell table:style-name="Tableau1.A2" office:value-type="string">
            <text:p text:style-name="P13">45</text:p>
          </table:table-cell>
          <table:table-cell table:style-name="Tableau1.A2" office:value-type="string">
            <text:p text:style-name="P13">5</text:p>
          </table:table-cell>
          <table:table-cell table:style-name="Tableau1.D2" office:value-type="string">
            <text:p text:style-name="P12">225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225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>11/11/2021</text:p>
          </table:table-cell>
          <table:table-cell table:style-name="Tabla2.A2" office:value-type="string">
            <text:p text:style-name="P7">25738768</text:p>
          </table:table-cell>
          <table:table-cell table:style-name="Tabla2.A2" office:value-type="string">
            <text:p text:style-name="P7">225.00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SAN FERNANDO</text:p>
          </table:table-cell>
          <table:table-cell table:style-name="Tabla3.A2" office:value-type="string">
            <text:p text:style-name="P20">GALLINAS BB</text:p>
          </table:table-cell>
          <table:table-cell table:style-name="Tabla3.A2" office:value-type="string">
            <text:p text:style-name="P20">5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306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11T19:56:59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